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00123095264501</text:p>
          </table:table-cell>
          <table:table-cell office:value-type="string" calcext:value-type="string">
            <text:p>2024-12-03 20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77184" calcext:value-type="float">
            <text:p>79.577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123095264501</text:p>
          </table:table-cell>
          <table:table-cell office:value-type="string" calcext:value-type="string">
            <text:p>2024-02-16 15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27376" calcext:value-type="float">
            <text:p>78.827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123095264501</text:p>
          </table:table-cell>
          <table:table-cell office:value-type="string" calcext:value-type="string">
            <text:p>2023-01-12 17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25952" calcext:value-type="float">
            <text:p>79.625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123095264501</text:p>
          </table:table-cell>
          <table:table-cell office:value-type="string" calcext:value-type="string">
            <text:p>2022-02-11 17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74832" calcext:value-type="float">
            <text:p>74.474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123095264501</text:p>
          </table:table-cell>
          <table:table-cell office:value-type="string" calcext:value-type="string">
            <text:p>2020-12-21 15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94888" calcext:value-type="float">
            <text:p>79.494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123095264501</text:p>
          </table:table-cell>
          <table:table-cell office:value-type="string" calcext:value-type="string">
            <text:p>2020-01-15 15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2984" calcext:value-type="float">
            <text:p>78.7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123095264501</text:p>
          </table:table-cell>
          <table:table-cell office:value-type="string" calcext:value-type="string">
            <text:p>2019-01-29 15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2692" calcext:value-type="float">
            <text:p>78.226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123095264501</text:p>
          </table:table-cell>
          <table:table-cell office:value-type="string" calcext:value-type="string">
            <text:p>2017-12-19 17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0668" calcext:value-type="float">
            <text:p>76.30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123095264501</text:p>
          </table:table-cell>
          <table:table-cell office:value-type="string" calcext:value-type="string">
            <text:p>2017-02-02 20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16664" calcext:value-type="float">
            <text:p>75.416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123095264501</text:p>
          </table:table-cell>
          <table:table-cell office:value-type="string" calcext:value-type="string">
            <text:p>2016-01-11 20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08632" calcext:value-type="float">
            <text:p>78.208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123095264501</text:p>
          </table:table-cell>
          <table:table-cell office:value-type="string" calcext:value-type="string">
            <text:p>2014-12-11 20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0584" calcext:value-type="float">
            <text:p>77.2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123095264501</text:p>
          </table:table-cell>
          <table:table-cell office:value-type="string" calcext:value-type="string">
            <text:p>2014-03-18 18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65832" calcext:value-type="float">
            <text:p>78.66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123095264501</text:p>
          </table:table-cell>
          <table:table-cell office:value-type="string" calcext:value-type="string">
            <text:p>2013-02-19 16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26152" calcext:value-type="float">
            <text:p>81.22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123095264501</text:p>
          </table:table-cell>
          <table:table-cell office:value-type="string" calcext:value-type="string">
            <text:p>2012-01-12 15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4444" calcext:value-type="float">
            <text:p>81.24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123095264501</text:p>
          </table:table-cell>
          <table:table-cell office:value-type="string" calcext:value-type="string">
            <text:p>2011-01-12 15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60936" calcext:value-type="float">
            <text:p>88.26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123095264501</text:p>
          </table:table-cell>
          <table:table-cell office:value-type="string" calcext:value-type="string">
            <text:p>2010-01-22 15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3228" calcext:value-type="float">
            <text:p>90.63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123095264501</text:p>
          </table:table-cell>
          <table:table-cell office:value-type="string" calcext:value-type="string">
            <text:p>2009-01-07 19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08792" calcext:value-type="float">
            <text:p>87.10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123095264501</text:p>
          </table:table-cell>
          <table:table-cell office:value-type="string" calcext:value-type="string">
            <text:p>2008-02-07 19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41992" calcext:value-type="float">
            <text:p>86.041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123095264501</text:p>
          </table:table-cell>
          <table:table-cell office:value-type="string" calcext:value-type="string">
            <text:p>2007-01-10 16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099624" calcext:value-type="float">
            <text:p>99.09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123095264501</text:p>
          </table:table-cell>
          <table:table-cell office:value-type="string" calcext:value-type="string">
            <text:p>2006-01-05 17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46768" calcext:value-type="float">
            <text:p>98.346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123095264501</text:p>
          </table:table-cell>
          <table:table-cell office:value-type="string" calcext:value-type="string">
            <text:p>2005-01-25 16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53376" calcext:value-type="float">
            <text:p>96.35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123095264501</text:p>
          </table:table-cell>
          <table:table-cell office:value-type="string" calcext:value-type="string">
            <text:p>2004-02-11 22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46896" calcext:value-type="float">
            <text:p>97.846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123095264501</text:p>
          </table:table-cell>
          <table:table-cell office:value-type="string" calcext:value-type="string">
            <text:p>2003-02-11 18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09176" calcext:value-type="float">
            <text:p>94.09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123095264501</text:p>
          </table:table-cell>
          <table:table-cell office:value-type="string" calcext:value-type="string">
            <text:p>2002-02-12 20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81192" calcext:value-type="float">
            <text:p>94.881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123095264501</text:p>
          </table:table-cell>
          <table:table-cell office:value-type="string" calcext:value-type="string">
            <text:p>2001-01-11 20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4748" calcext:value-type="float">
            <text:p>97.947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123095264501</text:p>
          </table:table-cell>
          <table:table-cell office:value-type="string" calcext:value-type="string">
            <text:p>2000-01-31 20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28368" calcext:value-type="float">
            <text:p>103.52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123095264501</text:p>
          </table:table-cell>
          <table:table-cell office:value-type="string" calcext:value-type="string">
            <text:p>1999-01-1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24772" calcext:value-type="float">
            <text:p>92.24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123095264501</text:p>
          </table:table-cell>
          <table:table-cell office:value-type="string" calcext:value-type="string">
            <text:p>1998-01-2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2852" calcext:value-type="float">
            <text:p>91.02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123095264501</text:p>
          </table:table-cell>
          <table:table-cell office:value-type="string" calcext:value-type="string">
            <text:p>1997-01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35" calcext:value-type="float">
            <text:p>89.53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123095264501</text:p>
          </table:table-cell>
          <table:table-cell office:value-type="string" calcext:value-type="string">
            <text:p>1996-01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96872" calcext:value-type="float">
            <text:p>90.796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123095264501</text:p>
          </table:table-cell>
          <table:table-cell office:value-type="string" calcext:value-type="string">
            <text:p>1995-01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84312" calcext:value-type="float">
            <text:p>96.98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123095264501</text:p>
          </table:table-cell>
          <table:table-cell office:value-type="string" calcext:value-type="string">
            <text:p>1994-01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5064" calcext:value-type="float">
            <text:p>92.7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123095264501</text:p>
          </table:table-cell>
          <table:table-cell office:value-type="string" calcext:value-type="string">
            <text:p>1993-01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464128" calcext:value-type="float">
            <text:p>92.46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123095264501</text:p>
          </table:table-cell>
          <table:table-cell office:value-type="string" calcext:value-type="string">
            <text:p>1992-01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632512" calcext:value-type="float">
            <text:p>101.632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123095264501</text:p>
          </table:table-cell>
          <table:table-cell office:value-type="string" calcext:value-type="string">
            <text:p>1991-01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238552" calcext:value-type="float">
            <text:p>104.23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123095264501</text:p>
          </table:table-cell>
          <table:table-cell office:value-type="string" calcext:value-type="string">
            <text:p>1972-06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44" calcext:value-type="float">
            <text:p>47.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123095264501</text:p>
          </table:table-cell>
          <table:table-cell office:value-type="string" calcext:value-type="string">
            <text:p>1972-05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44" calcext:value-type="float">
            <text:p>47.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3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21" meta:object-count="0"/>
    <meta:user-defined meta:name="AppVersion">3.0</meta:user-defined>
  </office:meta>
</office:document-meta>
</file>